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0.3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rBT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R164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R164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4c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65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65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iR166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iR166b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iR166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iR166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66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iR166f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166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R167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iR167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67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R167d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iR168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iR168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69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iR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R171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iR172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172b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172c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iR172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172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iR1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390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R390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R393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iR393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R395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395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c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395f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iR396b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R397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397b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iR398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398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8c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R399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iR399b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R399c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399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R399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4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8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R399f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rLTB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56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56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R156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R156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iR156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iR156f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iR156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156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iR157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157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157c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iR160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R160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R160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162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R162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R171b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171c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seqBTL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69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iR169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iR169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R169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R169f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iR169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R169h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iR169j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iR169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9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iR394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iR394b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iR169i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iR169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R169m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eqLTB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R159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iR159b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iR159c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iR319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iR319b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iR319c</text:p>
          </table:table-cell>
          <table:table-cell office:value-type="float" office:value="137" calcext:value-type="float">
            <text:p>137</text:p>
          </table:table-cell>
        </table:table-row>
      </table:table>
      <table:table table:name="Short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rBTL</text:p>
          </table:table-cell>
          <table:table-cell office:value-type="string" calcext:value-type="string">
            <text:p>srLTB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liminé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srBT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srLT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0:57:01.095034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24T11:04:44.035009824</dc:date>
    <meta:editing-duration>PT13M42S</meta:editing-duration>
    <meta:editing-cycles>6</meta:editing-cycles>
    <meta:document-statistic meta:table-count="5" meta:cell-count="254" meta:object-count="0"/>
  </office:meta>
</office:document-meta>
</file>